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Andalus" svg:font-family="Andalus" style:font-family-generic="roman" style:font-pitch="variable"/>
    <style:font-face style:name="Georgia" svg:font-family="Georgia" style:font-family-generic="roman" style:font-pitch="variable"/>
    <style:font-face style:name="High Tower Text" svg:font-family="'High Tower Text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3fefa" officeooo:paragraph-rsid="0003fefa"/>
    </style:style>
    <style:style style:name="P2" style:family="paragraph" style:parent-style-name="Standard">
      <style:text-properties style:font-name="Calibri" officeooo:rsid="0003fefa" officeooo:paragraph-rsid="001214f3"/>
    </style:style>
    <style:style style:name="P3" style:family="paragraph" style:parent-style-name="Standard">
      <style:paragraph-properties fo:text-align="justify" style:justify-single-word="false"/>
      <style:text-properties style:font-name="Calibri" officeooo:rsid="0007676e" officeooo:paragraph-rsid="000ba715"/>
    </style:style>
    <style:style style:name="P4" style:family="paragraph" style:parent-style-name="Standard">
      <style:paragraph-properties fo:text-align="justify" style:justify-single-word="false"/>
      <style:text-properties style:font-name="Calibri" officeooo:rsid="000c1ceb" officeooo:paragraph-rsid="000c1ceb"/>
    </style:style>
    <style:style style:name="P5" style:family="paragraph" style:parent-style-name="Standard">
      <style:paragraph-properties fo:text-align="justify" style:justify-single-word="false"/>
      <style:text-properties style:font-name="Calibri" officeooo:rsid="000e474a" officeooo:paragraph-rsid="000e474a"/>
    </style:style>
    <style:style style:name="P6" style:family="paragraph" style:parent-style-name="Standard">
      <style:text-properties style:font-name="Calibri" officeooo:rsid="001214f3" officeooo:paragraph-rsid="001214f3"/>
    </style:style>
    <style:style style:name="T1" style:family="text">
      <style:text-properties officeooo:rsid="0007676e"/>
    </style:style>
    <style:style style:name="T2" style:family="text">
      <style:text-properties officeooo:rsid="00093c3f"/>
    </style:style>
    <style:style style:name="T3" style:family="text">
      <style:text-properties officeooo:rsid="000c4b77"/>
    </style:style>
    <style:style style:name="T4" style:family="text">
      <style:text-properties officeooo:rsid="000d7e44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bold" officeooo:rsid="000d7e44" style:font-weight-asian="bold" style:font-weight-complex="bold"/>
    </style:style>
    <style:style style:name="T8" style:family="text">
      <style:text-properties style:text-underline-style="none" fo:font-weight="bold" officeooo:rsid="00093c3f" style:font-weight-asian="bold" style:font-weight-complex="bold"/>
    </style:style>
    <style:style style:name="T9" style:family="text">
      <style:text-properties style:text-underline-style="none" fo:font-weight="bold" officeooo:rsid="000e474a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93c3f" style:font-weight-asian="bold" style:font-weight-complex="bold"/>
    </style:style>
    <style:style style:name="T12" style:family="text">
      <style:text-properties fo:font-weight="bold" officeooo:rsid="000e474a" style:font-weight-asian="bold" style:font-weight-complex="bold"/>
    </style:style>
    <style:style style:name="T13" style:family="text">
      <style:text-properties fo:font-weight="bold" officeooo:rsid="0007676e" style:font-weight-asian="bold" style:font-weight-complex="bold"/>
    </style:style>
    <style:style style:name="T14" style:family="text">
      <style:text-properties fo:font-weight="bold" officeooo:rsid="001214f3" style:font-weight-asian="bold" style:font-weight-complex="bold"/>
    </style:style>
    <style:style style:name="T15" style:family="text">
      <style:text-properties officeooo:rsid="000eafd9"/>
    </style:style>
    <style:style style:name="T16" style:family="text">
      <style:text-properties officeooo:rsid="001214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LIN Guillaume </text:p>
      <text:p text:style-name="P1">37 Rue du gué d’orient</text:p>
      <text:p text:style-name="P1">95470 SAINT WITZ</text:p>
      <text:p text:style-name="P6">0683345672</text:p>
      <text:p text:style-name="P6">guillaumeblin56@gmail.com</text:p>
      <text:p text:style-name="P1"/>
      <text:p text:style-name="P1"/>
      <text:p text:style-name="P2"><text:span text:style-name="T5">Objet :</text:span><text:span text:style-name="T10"> </text:span><text:span text:style-name="T14">s</text:span><text:span text:style-name="T13">tage </text:span><text:span text:style-name="T12">(</text:span><text:span text:style-name="T7">non rémunéré</text:span><text:span text:style-name="T9">) </text:span><text:span text:style-name="T8">d’une</text:span><text:span text:style-name="T11"> durée de 3 mois</text:span></text:p>
      <text:p text:style-name="P1"/>
      <text:p text:style-name="P1"/>
      <text:p text:style-name="P1"><text:span text:style-name="T1">Madame, Monsieur,</text:span></text:p>
      <text:p text:style-name="P1"/>
      <text:p text:style-name="P3">Dans le cadre de la fin de ma formation de développeur concepteur informatique, je suis actuellement à la recherche d’un <text:span text:style-name="T10">stage pratique </text:span><text:span text:style-name="T8">d’une</text:span><text:span text:style-name="T11"> durée de 3 mois</text:span><text:span text:style-name="T2"> <text:s/>débutant le 24 octobre. Durant ce stage, je souhaite être amené à mettre en pratique mes compétences acquises afin de les consolider et de les améliorer. </text:span></text:p>
      <text:p text:style-name="P3"/>
      <text:p text:style-name="P4">Volontaire, et tenant probablement d’un certain amour du sport, le goût pour l<text:span text:style-name="T4">a découverte</text:span>, la progression et la performance, je suis également ouvert à l’apprentissage de nouvelles technologies.</text:p>
      <text:p text:style-name="P4">Ainsi, si j’ai été amené à développer principalement en Java, je suis près à relever le défi d’apprendre rapidement le C#, technologie que vous utilisez, ayant déjà pris l’initiative d’<text:span text:style-name="T3">établir les premières similitudes et différences de fonctionnement.</text:span></text:p>
      <text:p text:style-name="P4"/>
      <text:p text:style-name="P5">N’étant pas actuellement en Bretagne, mais connaissant bien Arzon et étant attaché à la région, je me tiens à votre disposition, et prêt à faire le déplacement si nécessaire.</text:p>
      <text:p text:style-name="P5"/>
      <text:p text:style-name="P5">Dans l’attente de vous rencontrer, <text:span text:style-name="T15">je vous prie d’agréer l’expression de mes salutations respectueus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Andalus" svg:font-family="Andalus" style:font-family-generic="roman" style:font-pitch="variable"/>
    <style:font-face style:name="Georgia" svg:font-family="Georgia" style:font-family-generic="roman" style:font-pitch="variable"/>
    <style:font-face style:name="High Tower Text" svg:font-family="'High Tower Text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08:47:16.856000000</meta:creation-date>
    <dc:date>2016-10-11T14:44:02.183000000</dc:date>
    <meta:editing-duration>PT1H58M21S</meta:editing-duration>
    <meta:editing-cycles>4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12" meta:word-count="185" meta:character-count="1192" meta:non-whitespace-character-count="1016"/>
  </office:meta>
</office:document-meta>
</file>